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g draw:name="Groupe 6" draw:id="id63">
          <svg:title/>
          <svg:desc/>
          <draw:frame draw:id="id78" draw:style-name="a445" draw:name="ZoneTexte 3" svg:x="1.17708in" svg:y="6.72917in" svg:width="1.60293in" svg:height="0.40391in">
            <draw:text-box>
              <text:p text:style-name="a444" text:class-names="" text:cond-style-name=""><text:span text:style-name="a442" text:class-names="">Collaborateur</text:span><text:span text:style-name="a443" text:class-names=""/></text:p>
            </draw:text-box>
            <svg:title/>
            <svg:desc/>
          </draw:frame>
          <draw:frame draw:id="id79" draw:style-name="a449" draw:name="ZoneTexte 4" svg:x="0.25714in" svg:y="6.3125in" svg:width="3.44281in" svg:height="0.40391in">
            <draw:text-box>
              <text:p text:style-name="a448" text:class-names="" text:cond-style-name=""><text:span text:style-name="a446" text:class-names="">Chef de service / Chef de projet</text:span><text:span text:style-name="a447" text:class-names=""/></text:p>
            </draw:text-box>
            <svg:title/>
            <svg:desc/>
          </draw:frame>
          <draw:frame draw:id="id80" draw:style-name="a453" draw:name="ZoneTexte 5" svg:x="0.25714in" svg:y="5.90859in" svg:width="1.23156in" svg:height="0.40391in">
            <draw:text-box>
              <text:p text:style-name="a452" text:class-names="" text:cond-style-name=""><text:span text:style-name="a450" text:class-names="">Service x :</text:span><text:span text:style-name="a451" text:class-names=""/></text:p>
            </draw:text-box>
            <svg:title/>
            <svg:desc/>
          </draw:frame>
        </draw:g>
        <draw:g draw:name="Groupe 7" draw:id="id64">
          <svg:title/>
          <svg:desc/>
          <draw:frame draw:id="id75" draw:style-name="a433" draw:name="ZoneTexte 8" svg:x="1.17708in" svg:y="5.30273in" svg:width="1.60293in" svg:height="0.40391in">
            <draw:text-box>
              <text:p text:style-name="a432" text:class-names="" text:cond-style-name=""><text:span text:style-name="a430" text:class-names="">Collaborateur</text:span><text:span text:style-name="a431" text:class-names=""/></text:p>
            </draw:text-box>
            <svg:title/>
            <svg:desc/>
          </draw:frame>
          <draw:frame draw:id="id76" draw:style-name="a437" draw:name="ZoneTexte 9" svg:x="0.25714in" svg:y="4.88607in" svg:width="3.44281in" svg:height="0.40391in">
            <draw:text-box>
              <text:p text:style-name="a436" text:class-names="" text:cond-style-name=""><text:span text:style-name="a434" text:class-names="">Chef de service / Chef de projet</text:span><text:span text:style-name="a435" text:class-names=""/></text:p>
            </draw:text-box>
            <svg:title/>
            <svg:desc/>
          </draw:frame>
          <draw:frame draw:id="id77" draw:style-name="a441" draw:name="ZoneTexte 10" svg:x="0.25714in" svg:y="4.48216in" svg:width="1.89668in" svg:height="0.40391in">
            <draw:text-box>
              <text:p text:style-name="a440" text:class-names="" text:cond-style-name=""><text:span text:style-name="a438" text:class-names="">Service compta :</text:span><text:span text:style-name="a439" text:class-names=""/></text:p>
            </draw:text-box>
            <svg:title/>
            <svg:desc/>
          </draw:frame>
        </draw:g>
        <draw:g draw:name="Groupe 11" draw:id="id65">
          <svg:title/>
          <svg:desc/>
          <draw:frame draw:id="id72" draw:style-name="a420" draw:name="ZoneTexte 12" svg:x="1.17708in" svg:y="4.06549in" svg:width="1.60293in" svg:height="0.40391in">
            <draw:text-box>
              <text:p text:style-name="a419" text:class-names="" text:cond-style-name=""><text:span text:style-name="a417" text:class-names="">Collaborateur</text:span><text:span text:style-name="a418" text:class-names=""/></text:p>
            </draw:text-box>
            <svg:title/>
            <svg:desc/>
          </draw:frame>
          <draw:frame draw:id="id73" draw:style-name="a425" draw:name="ZoneTexte 13" svg:x="0.25714in" svg:y="3.64883in" svg:width="3.44281in" svg:height="0.40391in">
            <draw:text-box>
              <text:p text:style-name="a424" text:class-names="" text:cond-style-name=""><text:span text:style-name="a421" text:class-names="">Chef de service<text:s text:c="1"/></text:span><text:span text:style-name="a422" text:class-names="">/ Chef de projet</text:span><text:span text:style-name="a423" text:class-names=""/></text:p>
            </draw:text-box>
            <svg:title/>
            <svg:desc/>
          </draw:frame>
          <draw:frame draw:id="id74" draw:style-name="a429" draw:name="ZoneTexte 14" svg:x="0.25714in" svg:y="3.24492in" svg:width="1.41739in" svg:height="0.40391in">
            <draw:text-box>
              <text:p text:style-name="a428" text:class-names="" text:cond-style-name=""><text:span text:style-name="a426" text:class-names="">Service RH :</text:span><text:span text:style-name="a427" text:class-names=""/></text:p>
            </draw:text-box>
            <svg:title/>
            <svg:desc/>
          </draw:frame>
        </draw:g>
        <draw:g draw:name="Groupe 15" draw:id="id66">
          <svg:title/>
          <svg:desc/>
          <draw:frame draw:id="id70" draw:style-name="a412" draw:name="ZoneTexte 17" svg:x="0.25714in" svg:y="2.05788in" svg:width="4.44016in" svg:height="0.40391in">
            <draw:text-box>
              <text:p text:style-name="a411" text:class-names="" text:cond-style-name=""><text:span text:style-name="a409" text:class-names="">Chef de service PDG / Directeur Financier</text:span><text:span text:style-name="a410" text:class-names=""/></text:p>
            </draw:text-box>
            <svg:title/>
            <svg:desc/>
          </draw:frame>
          <draw:frame draw:id="id71" draw:style-name="a416" draw:name="ZoneTexte 18" svg:x="0.25714in" svg:y="1.65397in" svg:width="2.06273in" svg:height="0.40391in">
            <draw:text-box>
              <text:p text:style-name="a415" text:class-names="" text:cond-style-name=""><text:span text:style-name="a413" text:class-names="">Service Direction :</text:span><text:span text:style-name="a414" text:class-names=""/></text:p>
            </draw:text-box>
            <svg:title/>
            <svg:desc/>
          </draw:frame>
        </draw:g>
        <draw:g draw:name="Groupe 19" draw:id="id67">
          <svg:title/>
          <svg:desc/>
          <draw:frame draw:id="id68" draw:style-name="a404" draw:name="ZoneTexte 20" svg:x="6.22589in" svg:y="3.2832in" svg:width="2.02788in" svg:height="2.52441in">
            <draw:text-box>
              <text:p text:style-name="a383" text:class-names="" text:cond-style-name=""><text:span text:style-name="a381" text:class-names="">Enum</text:span><text:span text:style-name="a382" text:class-names=""><text:s text:c="1"/>grade {</text:span></text:p>
              <text:p text:style-name="a385" text:class-names="" text:cond-style-name=""><text:span text:style-name="a384" text:class-names="">Basic,</text:span></text:p>
              <text:p text:style-name="a389" text:class-names="" text:cond-style-name=""><text:span text:style-name="a386" text:class-names="">ProjectChief</text:span><text:span text:style-name="a387" text:class-names="">,</text:span><text:span text:style-name="a388" text:class-names=""/></text:p>
              <text:p text:style-name="a392" text:class-names="" text:cond-style-name=""><text:span text:style-name="a390" text:class-names="">DepartmentChief</text:span><text:span text:style-name="a391" text:class-names="">,</text:span></text:p>
              <text:p text:style-name="a394" text:class-names="" text:cond-style-name=""><text:span text:style-name="a393" text:class-names="">DRH,</text:span></text:p>
              <text:p text:style-name="a397" text:class-names="" text:cond-style-name=""><text:span text:style-name="a395" text:class-names="">CEO,</text:span><text:span text:style-name="a396" text:class-names=""/></text:p>
              <text:p text:style-name="a400" text:class-names="" text:cond-style-name=""><text:span text:style-name="a398" text:class-names="">CFO</text:span><text:span text:style-name="a399" text:class-names=""/></text:p>
              <text:p text:style-name="a403" text:class-names="" text:cond-style-name=""><text:span text:style-name="a401" text:class-names="">}</text:span><text:span text:style-name="a402" text:class-names=""/></text:p>
            </draw:text-box>
            <svg:title/>
            <svg:desc/>
          </draw:frame>
          <draw:frame draw:id="id69" draw:style-name="a408" draw:name="ZoneTexte 21" svg:x="6.22589in" svg:y="2.8793in" svg:width="1.72915in" svg:height="0.40391in">
            <draw:text-box>
              <text:p text:style-name="a407" text:class-names="" text:cond-style-name=""><text:span text:style-name="a405" text:class-names="">Collaborateur :</text:span><text:span text:style-name="a406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rien Masselot</meta:initial-creator>
    <dc:creator>Adrien Masselot</dc:creator>
    <meta:creation-date>2022-01-13T15:24:25Z</meta:creation-date>
    <dc:date>2022-01-13T15:58:24Z</dc:date>
    <meta:editing-cycles>2</meta:editing-cycles>
    <meta:editing-duration>PT2038S</meta:editing-duration>
    <meta:document-statistic meta:paragraph-count="20" meta:word-count="60"/>
  </office:meta>
</office:document-meta>
</file>